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84.25pt"/>
    </style:style>
    <style:style style:name="co9" style:family="table-column">
      <style:table-column-properties fo:break-before="auto" style:column-width="59.81pt"/>
    </style:style>
    <style:style style:name="co10" style:family="table-column">
      <style:table-column-properties fo:break-before="auto" style:column-width="82.94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201.34pt"/>
    </style:style>
    <style:style style:name="co15" style:family="table-column">
      <style:table-column-properties fo:break-before="auto" style:column-width="41.9pt"/>
    </style:style>
    <style:style style:name="co16" style:family="table-column">
      <style:table-column-properties fo:break-before="auto" style:column-width="43.46pt"/>
    </style:style>
    <style:style style:name="co17" style:family="table-column">
      <style:table-column-properties fo:break-before="auto" style:column-width="52.75pt"/>
    </style:style>
    <style:style style:name="co18" style:family="table-column">
      <style:table-column-properties fo:break-before="auto" style:column-width="19.5pt"/>
    </style:style>
    <style:style style:name="co19" style:family="table-column">
      <style:table-column-properties fo:break-before="auto" style:column-width="18.74pt"/>
    </style:style>
    <style:style style:name="co20" style:family="table-column">
      <style:table-column-properties fo:break-before="auto" style:column-width="40.51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5.2.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1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number-columns-repeated="1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1(4)_0</text:p>
          </table:table-cell>
          <table:table-cell office:value-type="string" calcext:value-type="string">
            <text:p>phi1(5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2(4)_0</text:p>
          </table:table-cell>
          <table:table-cell office:value-type="string" calcext:value-type="string">
            <text:p>phi2(5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phi3(4)_0</text:p>
          </table:table-cell>
          <table:table-cell office:value-type="string" calcext:value-type="string">
            <text:p>phi3(5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2(4)_1</text:p>
          </table:table-cell>
          <table:table-cell office:value-type="string" calcext:value-type="string">
            <text:p>phi2(5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phi3(4)_1</text:p>
          </table:table-cell>
          <table:table-cell office:value-type="string" calcext:value-type="string">
            <text:p>phi3(5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phi3(4)_2</text:p>
          </table:table-cell>
          <table:table-cell office:value-type="string" calcext:value-type="string">
            <text:p>phi3(5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err_z_0</text:p>
          </table:table-cell>
          <table:table-cell office:value-type="string" calcext:value-type="string">
            <text:p>err_X_0</text:p>
          </table:table-cell>
          <table:table-cell office:value-type="string" calcext:value-type="string">
            <text:p>err_Y_0</text:p>
          </table:table-cell>
          <table:table-cell office:value-type="string" calcext:value-type="string">
            <text:p>err_e_0</text:p>
          </table:table-cell>
          <table:table-cell office:value-type="string" calcext:value-type="string">
            <text:p>err_f1_0</text:p>
          </table:table-cell>
          <table:table-cell office:value-type="string" calcext:value-type="string">
            <text:p>err_f2_0</text:p>
          </table:table-cell>
          <table:table-cell office:value-type="string" calcext:value-type="string">
            <text:p>err_f3_0</text:p>
          </table:table-cell>
          <table:table-cell office:value-type="string" calcext:value-type="string">
            <text:p>err_phi1(1)_0</text:p>
          </table:table-cell>
          <table:table-cell office:value-type="string" calcext:value-type="string">
            <text:p>err_phi1(2)_0</text:p>
          </table:table-cell>
          <table:table-cell office:value-type="string" calcext:value-type="string">
            <text:p>err_phi1(3)_0</text:p>
          </table:table-cell>
          <table:table-cell office:value-type="string" calcext:value-type="string">
            <text:p>err_phi1(4)_0</text:p>
          </table:table-cell>
          <table:table-cell office:value-type="string" calcext:value-type="string">
            <text:p>err_phi1(5)_0</text:p>
          </table:table-cell>
          <table:table-cell office:value-type="string" calcext:value-type="string">
            <text:p>err_phi2(1)_0</text:p>
          </table:table-cell>
          <table:table-cell office:value-type="string" calcext:value-type="string">
            <text:p>err_phi2(2)_0</text:p>
          </table:table-cell>
          <table:table-cell office:value-type="string" calcext:value-type="string">
            <text:p>err_phi2(3)_0</text:p>
          </table:table-cell>
          <table:table-cell office:value-type="string" calcext:value-type="string">
            <text:p>err_phi2(4)_0</text:p>
          </table:table-cell>
          <table:table-cell office:value-type="string" calcext:value-type="string">
            <text:p>err_phi2(5)_0</text:p>
          </table:table-cell>
          <table:table-cell office:value-type="string" calcext:value-type="string">
            <text:p>err_phi3(1)_0</text:p>
          </table:table-cell>
          <table:table-cell office:value-type="string" calcext:value-type="string">
            <text:p>err_phi3(2)_0</text:p>
          </table:table-cell>
          <table:table-cell office:value-type="string" calcext:value-type="string">
            <text:p>err_phi3(3)_0</text:p>
          </table:table-cell>
          <table:table-cell office:value-type="string" calcext:value-type="string">
            <text:p>err_phi3(4)_0</text:p>
          </table:table-cell>
          <table:table-cell office:value-type="string" calcext:value-type="string">
            <text:p>err_phi3(5)_0</text:p>
          </table:table-cell>
          <table:table-cell office:value-type="string" calcext:value-type="string">
            <text:p>err_z_1</text:p>
          </table:table-cell>
          <table:table-cell office:value-type="string" calcext:value-type="string">
            <text:p>err_X_1</text:p>
          </table:table-cell>
          <table:table-cell office:value-type="string" calcext:value-type="string">
            <text:p>err_Y_1</text:p>
          </table:table-cell>
          <table:table-cell office:value-type="string" calcext:value-type="string">
            <text:p>err_e_1</text:p>
          </table:table-cell>
          <table:table-cell office:value-type="string" calcext:value-type="string">
            <text:p>err_f2_1</text:p>
          </table:table-cell>
          <table:table-cell office:value-type="string" calcext:value-type="string">
            <text:p>err_f3_1</text:p>
          </table:table-cell>
          <table:table-cell office:value-type="string" calcext:value-type="string">
            <text:p>err_phi2(1)_1</text:p>
          </table:table-cell>
          <table:table-cell office:value-type="string" calcext:value-type="string">
            <text:p>err_phi2(2)_1</text:p>
          </table:table-cell>
          <table:table-cell office:value-type="string" calcext:value-type="string">
            <text:p>err_phi2(3)_1</text:p>
          </table:table-cell>
          <table:table-cell office:value-type="string" calcext:value-type="string">
            <text:p>err_phi2(4)_1</text:p>
          </table:table-cell>
          <table:table-cell office:value-type="string" calcext:value-type="string">
            <text:p>err_phi2(5)_1</text:p>
          </table:table-cell>
          <table:table-cell office:value-type="string" calcext:value-type="string">
            <text:p>err_phi3(1)_1</text:p>
          </table:table-cell>
          <table:table-cell office:value-type="string" calcext:value-type="string">
            <text:p>err_phi3(2)_1</text:p>
          </table:table-cell>
          <table:table-cell office:value-type="string" calcext:value-type="string">
            <text:p>err_phi3(3)_1</text:p>
          </table:table-cell>
          <table:table-cell office:value-type="string" calcext:value-type="string">
            <text:p>err_phi3(4)_1</text:p>
          </table:table-cell>
          <table:table-cell office:value-type="string" calcext:value-type="string">
            <text:p>err_phi3(5)_1</text:p>
          </table:table-cell>
          <table:table-cell office:value-type="string" calcext:value-type="string">
            <text:p>err_z_2</text:p>
          </table:table-cell>
          <table:table-cell office:value-type="string" calcext:value-type="string">
            <text:p>err_X_2</text:p>
          </table:table-cell>
          <table:table-cell office:value-type="string" calcext:value-type="string">
            <text:p>err_Y_2</text:p>
          </table:table-cell>
          <table:table-cell office:value-type="string" calcext:value-type="string">
            <text:p>err_e_2</text:p>
          </table:table-cell>
          <table:table-cell office:value-type="string" calcext:value-type="string">
            <text:p>err_f3_2</text:p>
          </table:table-cell>
          <table:table-cell office:value-type="string" calcext:value-type="string">
            <text:p>err_phi3(1)_2</text:p>
          </table:table-cell>
          <table:table-cell office:value-type="string" calcext:value-type="string">
            <text:p>err_phi3(2)_2</text:p>
          </table:table-cell>
          <table:table-cell office:value-type="string" calcext:value-type="string">
            <text:p>err_phi3(3)_2</text:p>
          </table:table-cell>
          <table:table-cell office:value-type="string" calcext:value-type="string">
            <text:p>err_phi3(4)_2</text:p>
          </table:table-cell>
          <table:table-cell office:value-type="string" calcext:value-type="string">
            <text:p>err_phi3(5)_2</text:p>
          </table:table-cell>
          <table:table-cell office:value-type="string" calcext:value-type="string">
            <text:p>err_z_3</text:p>
          </table:table-cell>
          <table:table-cell office:value-type="string" calcext:value-type="string">
            <text:p>err_X_3</text:p>
          </table:table-cell>
          <table:table-cell office:value-type="string" calcext:value-type="string">
            <text:p>err_Y_3</text:p>
          </table:table-cell>
          <table:table-cell office:value-type="string" calcext:value-type="string">
            <text:p>err_e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ly skeleton (not being martingal)</text:p>
          </table:table-cell>
          <table:table-cell table:number-columns-repeated="1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6419590" calcext:value-type="float">
            <text:p>-641959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826202" calcext:value-type="float">
            <text:p>82620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5832900" calcext:value-type="float">
            <text:p>35832900</text:p>
          </table:table-cell>
          <table:table-cell office:value-type="float" office:value="30765.6" calcext:value-type="float">
            <text:p>30765.6</text:p>
          </table:table-cell>
          <table:table-cell office:value-type="float" office:value="223749" calcext:value-type="float">
            <text:p>223749</text:p>
          </table:table-cell>
          <table:table-cell office:value-type="float" office:value="38583.9" calcext:value-type="float">
            <text:p>38583.9</text:p>
          </table:table-cell>
          <table:table-cell office:value-type="float" office:value="9783.49" calcext:value-type="float">
            <text:p>9783.49</text:p>
          </table:table-cell>
          <table:table-cell office:value-type="float" office:value="19966.8" calcext:value-type="float">
            <text:p>19966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505100" calcext:value-type="float">
            <text:p>31505100</text:p>
          </table:table-cell>
          <table:table-cell office:value-type="float" office:value="32690.4" calcext:value-type="float">
            <text:p>32690.4</text:p>
          </table:table-cell>
          <table:table-cell office:value-type="float" office:value="226559" calcext:value-type="float">
            <text:p>226559</text:p>
          </table:table-cell>
          <table:table-cell office:value-type="float" office:value="100516" calcext:value-type="float">
            <text:p>100516</text:p>
          </table:table-cell>
          <table:table-cell office:value-type="float" office:value="26537.1" calcext:value-type="float">
            <text:p>26537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3162" calcext:value-type="float">
            <text:p>253162</text:p>
          </table:table-cell>
          <table:table-cell office:value-type="float" office:value="249.447" calcext:value-type="float">
            <text:p>249.447</text:p>
          </table:table-cell>
          <table:table-cell office:value-type="float" office:value="835.491" calcext:value-type="float">
            <text:p>835.491</text:p>
          </table:table-cell>
          <table:table-cell office:value-type="float" office:value="2665.31" calcext:value-type="float">
            <text:p>2665.31</text:p>
          </table:table-cell>
          <table:table-cell office:value-type="float" office:value="1436.49" calcext:value-type="float">
            <text:p>1436.49</text:p>
          </table:table-cell>
          <table:table-cell office:value-type="float" office:value="1948.69" calcext:value-type="float">
            <text:p>1948.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9728" calcext:value-type="float">
            <text:p>279728</text:p>
          </table:table-cell>
          <table:table-cell office:value-type="float" office:value="280.123" calcext:value-type="float">
            <text:p>280.123</text:p>
          </table:table-cell>
          <table:table-cell office:value-type="float" office:value="855.501" calcext:value-type="float">
            <text:p>855.501</text:p>
          </table:table-cell>
          <table:table-cell office:value-type="float" office:value="4253.24" calcext:value-type="float">
            <text:p>4253.24</text:p>
          </table:table-cell>
          <table:table-cell office:value-type="float" office:value="2554.74" calcext:value-type="float">
            <text:p>2554.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986" calcext:value-type="float">
            <text:p>9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D3]+[.DE3]+[.DF3]" office:value-type="float" office:value="18" calcext:value-type="float">
            <text:p>18</text:p>
          </table:table-cell>
          <table:table-cell table:formula="of:=[.DC3]" office:value-type="float" office:value="986" calcext:value-type="float">
            <text:p>98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14640" calcext:value-type="float">
            <text:p>-361464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465204" calcext:value-type="float">
            <text:p>46520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2386300" calcext:value-type="float">
            <text:p>32386300</text:p>
          </table:table-cell>
          <table:table-cell office:value-type="float" office:value="30663.4" calcext:value-type="float">
            <text:p>30663.4</text:p>
          </table:table-cell>
          <table:table-cell office:value-type="float" office:value="222721" calcext:value-type="float">
            <text:p>222721</text:p>
          </table:table-cell>
          <table:table-cell office:value-type="float" office:value="114576" calcext:value-type="float">
            <text:p>114576</text:p>
          </table:table-cell>
          <table:table-cell office:value-type="float" office:value="29073.6" calcext:value-type="float">
            <text:p>29073.6</text:p>
          </table:table-cell>
          <table:table-cell office:value-type="float" office:value="91710.9" calcext:value-type="float">
            <text:p>91710.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912100" calcext:value-type="float">
            <text:p>31912100</text:p>
          </table:table-cell>
          <table:table-cell office:value-type="float" office:value="32313.6" calcext:value-type="float">
            <text:p>32313.6</text:p>
          </table:table-cell>
          <table:table-cell office:value-type="float" office:value="225419" calcext:value-type="float">
            <text:p>225419</text:p>
          </table:table-cell>
          <table:table-cell office:value-type="float" office:value="98842.7" calcext:value-type="float">
            <text:p>98842.7</text:p>
          </table:table-cell>
          <table:table-cell office:value-type="float" office:value="20332.8" calcext:value-type="float">
            <text:p>20332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4597" calcext:value-type="float">
            <text:p>254597</text:p>
          </table:table-cell>
          <table:table-cell office:value-type="float" office:value="250.565" calcext:value-type="float">
            <text:p>250.565</text:p>
          </table:table-cell>
          <table:table-cell office:value-type="float" office:value="815.494" calcext:value-type="float">
            <text:p>815.494</text:p>
          </table:table-cell>
          <table:table-cell office:value-type="float" office:value="6806.96" calcext:value-type="float">
            <text:p>6806.96</text:p>
          </table:table-cell>
          <table:table-cell office:value-type="float" office:value="4207.46" calcext:value-type="float">
            <text:p>4207.46</text:p>
          </table:table-cell>
          <table:table-cell office:value-type="float" office:value="7399.4" calcext:value-type="float">
            <text:p>7399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2987" calcext:value-type="float">
            <text:p>292987</text:p>
          </table:table-cell>
          <table:table-cell office:value-type="float" office:value="291.474" calcext:value-type="float">
            <text:p>291.474</text:p>
          </table:table-cell>
          <table:table-cell office:value-type="float" office:value="892.171" calcext:value-type="float">
            <text:p>892.171</text:p>
          </table:table-cell>
          <table:table-cell office:value-type="float" office:value="3258.1" calcext:value-type="float">
            <text:p>3258.1</text:p>
          </table:table-cell>
          <table:table-cell office:value-type="float" office:value="1980.1" calcext:value-type="float">
            <text:p>198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D4]+[.DE4]+[.DF4]" office:value-type="float" office:value="25" calcext:value-type="float">
            <text:p>25</text:p>
          </table:table-cell>
          <table:table-cell table:formula="of:=[.DC4]" office:value-type="float" office:value="1100" calcext:value-type="float">
            <text:p>11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135380" calcext:value-type="float">
            <text:p>-313538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403523" calcext:value-type="float">
            <text:p>40352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0508700" calcext:value-type="float">
            <text:p>30508700</text:p>
          </table:table-cell>
          <table:table-cell office:value-type="float" office:value="30667.9" calcext:value-type="float">
            <text:p>30667.9</text:p>
          </table:table-cell>
          <table:table-cell office:value-type="float" office:value="223901" calcext:value-type="float">
            <text:p>223901</text:p>
          </table:table-cell>
          <table:table-cell office:value-type="float" office:value="258406" calcext:value-type="float">
            <text:p>258406</text:p>
          </table:table-cell>
          <table:table-cell office:value-type="float" office:value="62831.2" calcext:value-type="float">
            <text:p>62831.2</text:p>
          </table:table-cell>
          <table:table-cell office:value-type="float" office:value="143242" calcext:value-type="float">
            <text:p>1432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511000" calcext:value-type="float">
            <text:p>32511000</text:p>
          </table:table-cell>
          <table:table-cell office:value-type="float" office:value="31799" calcext:value-type="float">
            <text:p>31799</text:p>
          </table:table-cell>
          <table:table-cell office:value-type="float" office:value="223893" calcext:value-type="float">
            <text:p>223893</text:p>
          </table:table-cell>
          <table:table-cell office:value-type="float" office:value="189620" calcext:value-type="float">
            <text:p>189620</text:p>
          </table:table-cell>
          <table:table-cell office:value-type="float" office:value="39128.9" calcext:value-type="float">
            <text:p>39128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3254" calcext:value-type="float">
            <text:p>253254</text:p>
          </table:table-cell>
          <table:table-cell office:value-type="float" office:value="250.783" calcext:value-type="float">
            <text:p>250.783</text:p>
          </table:table-cell>
          <table:table-cell office:value-type="float" office:value="820.584" calcext:value-type="float">
            <text:p>820.584</text:p>
          </table:table-cell>
          <table:table-cell office:value-type="float" office:value="10475.4" calcext:value-type="float">
            <text:p>10475.4</text:p>
          </table:table-cell>
          <table:table-cell office:value-type="float" office:value="6837.87" calcext:value-type="float">
            <text:p>6837.87</text:p>
          </table:table-cell>
          <table:table-cell office:value-type="float" office:value="9908.23" calcext:value-type="float">
            <text:p>9908.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9986" calcext:value-type="float">
            <text:p>279986</text:p>
          </table:table-cell>
          <table:table-cell office:value-type="float" office:value="279.423" calcext:value-type="float">
            <text:p>279.423</text:p>
          </table:table-cell>
          <table:table-cell office:value-type="float" office:value="841.209" calcext:value-type="float">
            <text:p>841.209</text:p>
          </table:table-cell>
          <table:table-cell office:value-type="float" office:value="6780.39" calcext:value-type="float">
            <text:p>6780.39</text:p>
          </table:table-cell>
          <table:table-cell office:value-type="float" office:value="3710.36" calcext:value-type="float">
            <text:p>3710.3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94" calcext:value-type="float">
            <text:p>239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DD5]+[.DE5]+[.DF5]" office:value-type="float" office:value="35" calcext:value-type="float">
            <text:p>35</text:p>
          </table:table-cell>
          <table:table-cell table:formula="of:=[.DC5]" office:value-type="float" office:value="2394" calcext:value-type="float">
            <text:p>239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268120" calcext:value-type="float">
            <text:p>-226812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291907" calcext:value-type="float">
            <text:p>29190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9231900" calcext:value-type="float">
            <text:p>29231900</text:p>
          </table:table-cell>
          <table:table-cell office:value-type="float" office:value="31492.6" calcext:value-type="float">
            <text:p>31492.6</text:p>
          </table:table-cell>
          <table:table-cell office:value-type="float" office:value="225585" calcext:value-type="float">
            <text:p>225585</text:p>
          </table:table-cell>
          <table:table-cell office:value-type="float" office:value="313594" calcext:value-type="float">
            <text:p>313594</text:p>
          </table:table-cell>
          <table:table-cell office:value-type="float" office:value="72751.2" calcext:value-type="float">
            <text:p>72751.2</text:p>
          </table:table-cell>
          <table:table-cell office:value-type="float" office:value="182444" calcext:value-type="float">
            <text:p>1824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806400" calcext:value-type="float">
            <text:p>34806400</text:p>
          </table:table-cell>
          <table:table-cell office:value-type="float" office:value="32320.5" calcext:value-type="float">
            <text:p>32320.5</text:p>
          </table:table-cell>
          <table:table-cell office:value-type="float" office:value="225529" calcext:value-type="float">
            <text:p>225529</text:p>
          </table:table-cell>
          <table:table-cell office:value-type="float" office:value="62923" calcext:value-type="float">
            <text:p>62923</text:p>
          </table:table-cell>
          <table:table-cell office:value-type="float" office:value="17082.2" calcext:value-type="float">
            <text:p>17082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35513" calcext:value-type="float">
            <text:p>235513</text:p>
          </table:table-cell>
          <table:table-cell office:value-type="float" office:value="241.915" calcext:value-type="float">
            <text:p>241.915</text:p>
          </table:table-cell>
          <table:table-cell office:value-type="float" office:value="804.967" calcext:value-type="float">
            <text:p>804.967</text:p>
          </table:table-cell>
          <table:table-cell office:value-type="float" office:value="9568.45" calcext:value-type="float">
            <text:p>9568.45</text:p>
          </table:table-cell>
          <table:table-cell office:value-type="float" office:value="6631.34" calcext:value-type="float">
            <text:p>6631.34</text:p>
          </table:table-cell>
          <table:table-cell office:value-type="float" office:value="10195.5" calcext:value-type="float">
            <text:p>10195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1239" calcext:value-type="float">
            <text:p>271239</text:p>
          </table:table-cell>
          <table:table-cell office:value-type="float" office:value="274.35" calcext:value-type="float">
            <text:p>274.35</text:p>
          </table:table-cell>
          <table:table-cell office:value-type="float" office:value="831.18" calcext:value-type="float">
            <text:p>831.18</text:p>
          </table:table-cell>
          <table:table-cell office:value-type="float" office:value="1916.09" calcext:value-type="float">
            <text:p>1916.09</text:p>
          </table:table-cell>
          <table:table-cell office:value-type="float" office:value="1489.53" calcext:value-type="float">
            <text:p>1489.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8745" calcext:value-type="float">
            <text:p>87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DD6]+[.DE6]+[.DF6]" office:value-type="float" office:value="44" calcext:value-type="float">
            <text:p>44</text:p>
          </table:table-cell>
          <table:table-cell table:formula="of:=[.DC6]" office:value-type="float" office:value="8745" calcext:value-type="float">
            <text:p>87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inous omega, skeleton as above</text:p>
          </table:table-cell>
          <table:table-cell table:number-columns-repeated="1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953080" calcext:value-type="float">
            <text:p>-395308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508762" calcext:value-type="float">
            <text:p>50876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2492400" calcext:value-type="float">
            <text:p>32492400</text:p>
          </table:table-cell>
          <table:table-cell office:value-type="float" office:value="31067.4" calcext:value-type="float">
            <text:p>31067.4</text:p>
          </table:table-cell>
          <table:table-cell office:value-type="float" office:value="223657" calcext:value-type="float">
            <text:p>223657</text:p>
          </table:table-cell>
          <table:table-cell office:value-type="float" office:value="157773" calcext:value-type="float">
            <text:p>157773</text:p>
          </table:table-cell>
          <table:table-cell office:value-type="float" office:value="45174.9" calcext:value-type="float">
            <text:p>45174.9</text:p>
          </table:table-cell>
          <table:table-cell office:value-type="float" office:value="136461" calcext:value-type="float">
            <text:p>1364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3145200" calcext:value-type="float">
            <text:p>33145200</text:p>
          </table:table-cell>
          <table:table-cell office:value-type="float" office:value="33354.8" calcext:value-type="float">
            <text:p>33354.8</text:p>
          </table:table-cell>
          <table:table-cell office:value-type="float" office:value="227703" calcext:value-type="float">
            <text:p>227703</text:p>
          </table:table-cell>
          <table:table-cell office:value-type="float" office:value="259392" calcext:value-type="float">
            <text:p>259392</text:p>
          </table:table-cell>
          <table:table-cell office:value-type="float" office:value="112009" calcext:value-type="float">
            <text:p>112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8842" calcext:value-type="float">
            <text:p>258842</text:p>
          </table:table-cell>
          <table:table-cell office:value-type="float" office:value="250.513" calcext:value-type="float">
            <text:p>250.513</text:p>
          </table:table-cell>
          <table:table-cell office:value-type="float" office:value="826.412" calcext:value-type="float">
            <text:p>826.412</text:p>
          </table:table-cell>
          <table:table-cell office:value-type="float" office:value="12566.1" calcext:value-type="float">
            <text:p>12566.1</text:p>
          </table:table-cell>
          <table:table-cell office:value-type="float" office:value="10374.6" calcext:value-type="float">
            <text:p>10374.6</text:p>
          </table:table-cell>
          <table:table-cell office:value-type="float" office:value="18794.8" calcext:value-type="float">
            <text:p>18794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8850" calcext:value-type="float">
            <text:p>308850</text:p>
          </table:table-cell>
          <table:table-cell office:value-type="float" office:value="271.371" calcext:value-type="float">
            <text:p>271.371</text:p>
          </table:table-cell>
          <table:table-cell office:value-type="float" office:value="827.584" calcext:value-type="float">
            <text:p>827.584</text:p>
          </table:table-cell>
          <table:table-cell office:value-type="float" office:value="23947.2" calcext:value-type="float">
            <text:p>23947.2</text:p>
          </table:table-cell>
          <table:table-cell office:value-type="float" office:value="56865.9" calcext:value-type="float">
            <text:p>56865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3764" calcext:value-type="float">
            <text:p>37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253380" calcext:value-type="float">
            <text:p>-325338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418710" calcext:value-type="float">
            <text:p>4187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0878300" calcext:value-type="float">
            <text:p>30878300</text:p>
          </table:table-cell>
          <table:table-cell office:value-type="float" office:value="30282.8" calcext:value-type="float">
            <text:p>30282.8</text:p>
          </table:table-cell>
          <table:table-cell office:value-type="float" office:value="222198" calcext:value-type="float">
            <text:p>222198</text:p>
          </table:table-cell>
          <table:table-cell office:value-type="float" office:value="215673" calcext:value-type="float">
            <text:p>215673</text:p>
          </table:table-cell>
          <table:table-cell office:value-type="float" office:value="47080.4" calcext:value-type="float">
            <text:p>47080.4</text:p>
          </table:table-cell>
          <table:table-cell office:value-type="float" office:value="124021" calcext:value-type="float">
            <text:p>1240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411200" calcext:value-type="float">
            <text:p>32411200</text:p>
          </table:table-cell>
          <table:table-cell office:value-type="float" office:value="32080" calcext:value-type="float">
            <text:p>32080</text:p>
          </table:table-cell>
          <table:table-cell office:value-type="float" office:value="226013" calcext:value-type="float">
            <text:p>226013</text:p>
          </table:table-cell>
          <table:table-cell office:value-type="float" office:value="211993" calcext:value-type="float">
            <text:p>211993</text:p>
          </table:table-cell>
          <table:table-cell office:value-type="float" office:value="39913.9" calcext:value-type="float">
            <text:p>39913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60220" calcext:value-type="float">
            <text:p>260220</text:p>
          </table:table-cell>
          <table:table-cell office:value-type="float" office:value="249.891" calcext:value-type="float">
            <text:p>249.891</text:p>
          </table:table-cell>
          <table:table-cell office:value-type="float" office:value="816.092" calcext:value-type="float">
            <text:p>816.092</text:p>
          </table:table-cell>
          <table:table-cell office:value-type="float" office:value="14652.1" calcext:value-type="float">
            <text:p>14652.1</text:p>
          </table:table-cell>
          <table:table-cell office:value-type="float" office:value="7826.99" calcext:value-type="float">
            <text:p>7826.99</text:p>
          </table:table-cell>
          <table:table-cell office:value-type="float" office:value="14077.3" calcext:value-type="float">
            <text:p>14077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0894" calcext:value-type="float">
            <text:p>300894</text:p>
          </table:table-cell>
          <table:table-cell office:value-type="float" office:value="273.837" calcext:value-type="float">
            <text:p>273.837</text:p>
          </table:table-cell>
          <table:table-cell office:value-type="float" office:value="872.305" calcext:value-type="float">
            <text:p>872.305</text:p>
          </table:table-cell>
          <table:table-cell office:value-type="float" office:value="17633.6" calcext:value-type="float">
            <text:p>17633.6</text:p>
          </table:table-cell>
          <table:table-cell office:value-type="float" office:value="7376.45" calcext:value-type="float">
            <text:p>7376.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6636" calcext:value-type="float">
            <text:p>66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35460" calcext:value-type="float">
            <text:p>-363546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467884" calcext:value-type="float">
            <text:p>46788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0810600" calcext:value-type="float">
            <text:p>30810600</text:p>
          </table:table-cell>
          <table:table-cell office:value-type="float" office:value="31293.9" calcext:value-type="float">
            <text:p>31293.9</text:p>
          </table:table-cell>
          <table:table-cell office:value-type="float" office:value="225470" calcext:value-type="float">
            <text:p>225470</text:p>
          </table:table-cell>
          <table:table-cell office:value-type="float" office:value="362198" calcext:value-type="float">
            <text:p>362198</text:p>
          </table:table-cell>
          <table:table-cell office:value-type="float" office:value="69224.5" calcext:value-type="float">
            <text:p>69224.5</text:p>
          </table:table-cell>
          <table:table-cell office:value-type="float" office:value="200645" calcext:value-type="float">
            <text:p>2006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26.51" calcext:value-type="float">
            <text:p>2926.51</text:p>
          </table:table-cell>
          <table:table-cell office:value-type="float" office:value="4559.93" calcext:value-type="float">
            <text:p>4559.93</text:p>
          </table:table-cell>
          <table:table-cell office:value-type="float" office:value="2861.91" calcext:value-type="float">
            <text:p>2861.91</text:p>
          </table:table-cell>
          <table:table-cell office:value-type="float" office:value="0" calcext:value-type="float">
            <text:p>0</text:p>
          </table:table-cell>
          <table:table-cell office:value-type="float" office:value="33864900" calcext:value-type="float">
            <text:p>33864900</text:p>
          </table:table-cell>
          <table:table-cell office:value-type="float" office:value="32280.8" calcext:value-type="float">
            <text:p>32280.8</text:p>
          </table:table-cell>
          <table:table-cell office:value-type="float" office:value="226668" calcext:value-type="float">
            <text:p>226668</text:p>
          </table:table-cell>
          <table:table-cell office:value-type="float" office:value="294688" calcext:value-type="float">
            <text:p>294688</text:p>
          </table:table-cell>
          <table:table-cell office:value-type="float" office:value="38873.8" calcext:value-type="float">
            <text:p>38873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60299" calcext:value-type="float">
            <text:p>260299</text:p>
          </table:table-cell>
          <table:table-cell office:value-type="float" office:value="249.786" calcext:value-type="float">
            <text:p>249.786</text:p>
          </table:table-cell>
          <table:table-cell office:value-type="float" office:value="817.554" calcext:value-type="float">
            <text:p>817.554</text:p>
          </table:table-cell>
          <table:table-cell office:value-type="float" office:value="24912.5" calcext:value-type="float">
            <text:p>24912.5</text:p>
          </table:table-cell>
          <table:table-cell office:value-type="float" office:value="9028.81" calcext:value-type="float">
            <text:p>9028.81</text:p>
          </table:table-cell>
          <table:table-cell office:value-type="float" office:value="20544.4" calcext:value-type="float">
            <text:p>20544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3.504" calcext:value-type="float">
            <text:p>683.504</text:p>
          </table:table-cell>
          <table:table-cell office:value-type="float" office:value="1012.27" calcext:value-type="float">
            <text:p>1012.27</text:p>
          </table:table-cell>
          <table:table-cell office:value-type="float" office:value="663.682" calcext:value-type="float">
            <text:p>663.682</text:p>
          </table:table-cell>
          <table:table-cell office:value-type="float" office:value="0" calcext:value-type="float">
            <text:p>0</text:p>
          </table:table-cell>
          <table:table-cell office:value-type="float" office:value="304266" calcext:value-type="float">
            <text:p>304266</text:p>
          </table:table-cell>
          <table:table-cell office:value-type="float" office:value="272.005" calcext:value-type="float">
            <text:p>272.005</text:p>
          </table:table-cell>
          <table:table-cell office:value-type="float" office:value="826.01" calcext:value-type="float">
            <text:p>826.01</text:p>
          </table:table-cell>
          <table:table-cell office:value-type="float" office:value="29205.8" calcext:value-type="float">
            <text:p>29205.8</text:p>
          </table:table-cell>
          <table:table-cell office:value-type="float" office:value="4207.08" calcext:value-type="float">
            <text:p>4207.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57" calcext:value-type="float">
            <text:p>1005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ended on max number of iters (200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048210" calcext:value-type="float">
            <text:p>-304821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392305" calcext:value-type="float">
            <text:p>39230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9586400" calcext:value-type="float">
            <text:p>29586400</text:p>
          </table:table-cell>
          <table:table-cell office:value-type="float" office:value="31079" calcext:value-type="float">
            <text:p>31079</text:p>
          </table:table-cell>
          <table:table-cell office:value-type="float" office:value="224504" calcext:value-type="float">
            <text:p>224504</text:p>
          </table:table-cell>
          <table:table-cell office:value-type="float" office:value="290938" calcext:value-type="float">
            <text:p>290938</text:p>
          </table:table-cell>
          <table:table-cell office:value-type="float" office:value="96526.4" calcext:value-type="float">
            <text:p>96526.4</text:p>
          </table:table-cell>
          <table:table-cell office:value-type="float" office:value="215902" calcext:value-type="float">
            <text:p>2159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372600" calcext:value-type="float">
            <text:p>34372600</text:p>
          </table:table-cell>
          <table:table-cell office:value-type="float" office:value="32079.3" calcext:value-type="float">
            <text:p>32079.3</text:p>
          </table:table-cell>
          <table:table-cell office:value-type="float" office:value="225217" calcext:value-type="float">
            <text:p>225217</text:p>
          </table:table-cell>
          <table:table-cell office:value-type="float" office:value="214420" calcext:value-type="float">
            <text:p>214420</text:p>
          </table:table-cell>
          <table:table-cell office:value-type="float" office:value="49842.2" calcext:value-type="float">
            <text:p>49842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67631" calcext:value-type="float">
            <text:p>267631</text:p>
          </table:table-cell>
          <table:table-cell office:value-type="float" office:value="262.939" calcext:value-type="float">
            <text:p>262.939</text:p>
          </table:table-cell>
          <table:table-cell office:value-type="float" office:value="814.58" calcext:value-type="float">
            <text:p>814.58</text:p>
          </table:table-cell>
          <table:table-cell office:value-type="float" office:value="11932.5" calcext:value-type="float">
            <text:p>11932.5</text:p>
          </table:table-cell>
          <table:table-cell office:value-type="float" office:value="13277.2" calcext:value-type="float">
            <text:p>13277.2</text:p>
          </table:table-cell>
          <table:table-cell office:value-type="float" office:value="16208.6" calcext:value-type="float">
            <text:p>16208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6537" calcext:value-type="float">
            <text:p>306537</text:p>
          </table:table-cell>
          <table:table-cell office:value-type="float" office:value="286.42" calcext:value-type="float">
            <text:p>286.42</text:p>
          </table:table-cell>
          <table:table-cell office:value-type="float" office:value="863.579" calcext:value-type="float">
            <text:p>863.579</text:p>
          </table:table-cell>
          <table:table-cell office:value-type="float" office:value="36319.6" calcext:value-type="float">
            <text:p>36319.6</text:p>
          </table:table-cell>
          <table:table-cell office:value-type="float" office:value="12015.6" calcext:value-type="float">
            <text:p>12015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2414" calcext:value-type="float">
            <text:p>124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robably too</text:p>
          </table:table-cell>
        </table:table-row>
        <table:table-row table:style-name="ro1">
          <table:table-cell/>
          <table:table-cell office:value-type="string" calcext:value-type="string">
            <text:p>proč nekupuje futury? Jsou dražší…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1(4)_0</text:p>
          </table:table-cell>
          <table:table-cell office:value-type="string" calcext:value-type="string">
            <text:p>phi1(5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2(4)_0</text:p>
          </table:table-cell>
          <table:table-cell office:value-type="string" calcext:value-type="string">
            <text:p>phi2(5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phi3(4)_0</text:p>
          </table:table-cell>
          <table:table-cell office:value-type="string" calcext:value-type="string">
            <text:p>phi3(5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2(4)_1</text:p>
          </table:table-cell>
          <table:table-cell office:value-type="string" calcext:value-type="string">
            <text:p>phi2(5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phi3(4)_1</text:p>
          </table:table-cell>
          <table:table-cell office:value-type="string" calcext:value-type="string">
            <text:p>phi3(5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phi3(4)_2</text:p>
          </table:table-cell>
          <table:table-cell office:value-type="string" calcext:value-type="string">
            <text:p>phi3(5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mbda01</text:p>
          </table:table-cell>
          <table:table-cell office:value-type="float" office:value="0.1" calcext:value-type="float">
            <text:p>0.1</text:p>
          </table:table-cell>
          <table:table-cell office:value-type="float" office:value="-274822000" calcext:value-type="float">
            <text:p>-27482200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35369600" calcext:value-type="float">
            <text:p>353696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142894000" calcext:value-type="float">
            <text:p>-142894000</text:p>
          </table:table-cell>
          <table:table-cell office:value-type="float" office:value="31460.8" calcext:value-type="float">
            <text:p>31460.8</text:p>
          </table:table-cell>
          <table:table-cell office:value-type="float" office:value="226194" calcext:value-type="float">
            <text:p>226194</text:p>
          </table:table-cell>
          <table:table-cell office:value-type="float" office:value="29793300" calcext:value-type="float">
            <text:p>29793300</text:p>
          </table:table-cell>
          <table:table-cell office:value-type="float" office:value="6685590" calcext:value-type="float">
            <text:p>6685590</text:p>
          </table:table-cell>
          <table:table-cell office:value-type="float" office:value="20907600" calcext:value-type="float">
            <text:p>209076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204200000" calcext:value-type="float">
            <text:p>-41204200000</text:p>
          </table:table-cell>
          <table:table-cell office:value-type="float" office:value="32463.7" calcext:value-type="float">
            <text:p>32463.7</text:p>
          </table:table-cell>
          <table:table-cell office:value-type="float" office:value="226335" calcext:value-type="float">
            <text:p>226335</text:p>
          </table:table-cell>
          <table:table-cell office:value-type="float" office:value="6293900000" calcext:value-type="float">
            <text:p>6293900000</text:p>
          </table:table-cell>
          <table:table-cell office:value-type="float" office:value="1591140000" calcext:value-type="float">
            <text:p>1591140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87245" calcext:value-type="float">
            <text:p>87245</text:p>
          </table:table-cell>
          <table:table-cell office:value-type="float" office:value="-1121270000" calcext:value-type="float">
            <text:p>-1121270000</text:p>
          </table:table-cell>
          <table:table-cell office:value-type="float" office:value="9375540000" calcext:value-type="float">
            <text:p>9375540000</text:p>
          </table:table-cell>
          <table:table-cell office:value-type="float" office:value="15907800000" calcext:value-type="float">
            <text:p>159078000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keleton approximation</text:p>
          </table:table-cell>
          <table:table-cell office:value-type="string" calcext:value-type="string">
            <text:p>absolutně nezkonvergovalo</text:p>
          </table:table-cell>
          <table:table-cell table:number-columns-repeated="50"/>
        </table:table-row>
        <table:table-row table:style-name="ro1">
          <table:table-cell table:number-columns-repeated="113"/>
        </table:table-row>
        <table:table-row table:style-name="ro1">
          <table:table-cell office:value-type="string" calcext:value-type="string">
            <text:p>17.2. Continuous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1(4)_0</text:p>
          </table:table-cell>
          <table:table-cell office:value-type="string" calcext:value-type="string">
            <text:p>phi1(5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2(4)_0</text:p>
          </table:table-cell>
          <table:table-cell office:value-type="string" calcext:value-type="string">
            <text:p>phi2(5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phi3(4)_0</text:p>
          </table:table-cell>
          <table:table-cell office:value-type="string" calcext:value-type="string">
            <text:p>phi3(5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2(4)_1</text:p>
          </table:table-cell>
          <table:table-cell office:value-type="string" calcext:value-type="string">
            <text:p>phi2(5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phi3(4)_1</text:p>
          </table:table-cell>
          <table:table-cell office:value-type="string" calcext:value-type="string">
            <text:p>phi3(5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phi3(4)_2</text:p>
          </table:table-cell>
          <table:table-cell office:value-type="string" calcext:value-type="string">
            <text:p>phi3(5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mbda01</text:p>
          </table:table-cell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2748900000" calcext:value-type="float">
            <text:p>-22748900000</text:p>
          </table:table-cell>
          <table:table-cell office:value-type="float" office:value="31082.8" calcext:value-type="float">
            <text:p>31082.8</text:p>
          </table:table-cell>
          <table:table-cell office:value-type="float" office:value="223978" calcext:value-type="float">
            <text:p>223978</text:p>
          </table:table-cell>
          <table:table-cell office:value-type="float" office:value="1819000000" calcext:value-type="float">
            <text:p>1819000000</text:p>
          </table:table-cell>
          <table:table-cell office:value-type="float" office:value="539474000" calcext:value-type="float">
            <text:p>539474000</text:p>
          </table:table-cell>
          <table:table-cell office:value-type="float" office:value="1369490000" calcext:value-type="float">
            <text:p>136949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6604000" calcext:value-type="float">
            <text:p>596604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35800000" calcext:value-type="float">
            <text:p>-4135800000</text:p>
          </table:table-cell>
          <table:table-cell office:value-type="float" office:value="33029.8" calcext:value-type="float">
            <text:p>33029.8</text:p>
          </table:table-cell>
          <table:table-cell office:value-type="float" office:value="228091" calcext:value-type="float">
            <text:p>228091</text:p>
          </table:table-cell>
          <table:table-cell office:value-type="float" office:value="5246120000" calcext:value-type="float">
            <text:p>5246120000</text:p>
          </table:table-cell>
          <table:table-cell office:value-type="float" office:value="810704000" calcext:value-type="float">
            <text:p>810704000</text:p>
          </table:table-cell>
          <table:table-cell office:value-type="float" office:value="157084000" calcext:value-type="float">
            <text:p>157084000</text:p>
          </table:table-cell>
          <table:table-cell office:value-type="float" office:value="1173090000" calcext:value-type="float">
            <text:p>117309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23" calcext:value-type="float">
            <text:p>2323</text:p>
          </table:table-cell>
          <table:table-cell office:value-type="float" office:value="-8520220000" calcext:value-type="float">
            <text:p>-8520220000</text:p>
          </table:table-cell>
          <table:table-cell office:value-type="float" office:value="-11228000000" calcext:value-type="float">
            <text:p>-11228000000</text:p>
          </table:table-cell>
          <table:table-cell office:value-type="float" office:value="-8656920000" calcext:value-type="float">
            <text:p>-865692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 approx 17.2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mbda05</text:p>
          </table:table-cell>
          <table:table-cell office:value-type="float" office:value="0.5" calcext:value-type="float">
            <text:p>0.5</text:p>
          </table:table-cell>
          <table:table-cell office:value-type="float" office:value="-518969000" calcext:value-type="float">
            <text:p>-51896900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66791400" calcext:value-type="float">
            <text:p>667914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568760000" calcext:value-type="float">
            <text:p>-2568760000</text:p>
          </table:table-cell>
          <table:table-cell office:value-type="float" office:value="30490.7" calcext:value-type="float">
            <text:p>30490.7</text:p>
          </table:table-cell>
          <table:table-cell office:value-type="float" office:value="223405" calcext:value-type="float">
            <text:p>223405</text:p>
          </table:table-cell>
          <table:table-cell office:value-type="float" office:value="276042000" calcext:value-type="float">
            <text:p>276042000</text:p>
          </table:table-cell>
          <table:table-cell office:value-type="float" office:value="206842000" calcext:value-type="float">
            <text:p>206842000</text:p>
          </table:table-cell>
          <table:table-cell office:value-type="float" office:value="614595000" calcext:value-type="float">
            <text:p>61459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41090000" calcext:value-type="float">
            <text:p>1741090000</text:p>
          </table:table-cell>
          <table:table-cell office:value-type="float" office:value="32325.4" calcext:value-type="float">
            <text:p>32325.4</text:p>
          </table:table-cell>
          <table:table-cell office:value-type="float" office:value="225345" calcext:value-type="float">
            <text:p>225345</text:p>
          </table:table-cell>
          <table:table-cell office:value-type="float" office:value="1591110000" calcext:value-type="float">
            <text:p>1591110000</text:p>
          </table:table-cell>
          <table:table-cell office:value-type="float" office:value="87168600" calcext:value-type="float">
            <text:p>87168600</text:p>
          </table:table-cell>
          <table:table-cell office:value-type="float" office:value="0" calcext:value-type="float">
            <text:p>0</text:p>
          </table:table-cell>
          <table:table-cell office:value-type="float" office:value="1104580000" calcext:value-type="float">
            <text:p>110458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42932" calcext:value-type="float">
            <text:p>42932</text:p>
          </table:table-cell>
          <table:table-cell office:value-type="float" office:value="-700705000" calcext:value-type="float">
            <text:p>-700705000</text:p>
          </table:table-cell>
          <table:table-cell office:value-type="float" office:value="17795600000" calcext:value-type="float">
            <text:p>17795600000</text:p>
          </table:table-cell>
          <table:table-cell office:value-type="float" office:value="34640800000" calcext:value-type="float">
            <text:p>346408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 approx 17.2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mbda10</text:p>
          </table:table-cell>
          <table:table-cell office:value-type="float" office:value="1" calcext:value-type="float">
            <text:p>1</text:p>
          </table:table-cell>
          <table:table-cell office:value-type="float" office:value="-2436740" calcext:value-type="float">
            <text:p>-243674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313609" calcext:value-type="float">
            <text:p>31360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0522000" calcext:value-type="float">
            <text:p>30522000</text:p>
          </table:table-cell>
          <table:table-cell office:value-type="float" office:value="31233.5" calcext:value-type="float">
            <text:p>31233.5</text:p>
          </table:table-cell>
          <table:table-cell office:value-type="float" office:value="224793" calcext:value-type="float">
            <text:p>224793</text:p>
          </table:table-cell>
          <table:table-cell office:value-type="float" office:value="163296" calcext:value-type="float">
            <text:p>163296</text:p>
          </table:table-cell>
          <table:table-cell office:value-type="float" office:value="142607" calcext:value-type="float">
            <text:p>142607</text:p>
          </table:table-cell>
          <table:table-cell office:value-type="float" office:value="343580" calcext:value-type="float">
            <text:p>3435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63999000" calcext:value-type="float">
            <text:p>-563999000</text:p>
          </table:table-cell>
          <table:table-cell office:value-type="float" office:value="33130.5" calcext:value-type="float">
            <text:p>33130.5</text:p>
          </table:table-cell>
          <table:table-cell office:value-type="float" office:value="228600" calcext:value-type="float">
            <text:p>228600</text:p>
          </table:table-cell>
          <table:table-cell office:value-type="float" office:value="514174000" calcext:value-type="float">
            <text:p>514174000</text:p>
          </table:table-cell>
          <table:table-cell office:value-type="float" office:value="76689" calcext:value-type="float">
            <text:p>766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275" calcext:value-type="float">
            <text:p>1275</text:p>
          </table:table-cell>
          <table:table-cell office:value-type="float" office:value="-34409000" calcext:value-type="float">
            <text:p>-34409000</text:p>
          </table:table-cell>
          <table:table-cell office:value-type="float" office:value="16173500000" calcext:value-type="float">
            <text:p>16173500000</text:p>
          </table:table-cell>
          <table:table-cell office:value-type="float" office:value="52868300000" calcext:value-type="float">
            <text:p>528683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 approx 17.2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rovnání mp a nested, continuous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lambda01</text:p>
          </table:table-cell>
          <table:table-cell office:value-type="float" office:value="1" calcext:value-type="float">
            <text:p>1</text:p>
          </table:table-cell>
          <table:table-cell office:value-type="float" office:value="-1071120" calcext:value-type="float">
            <text:p>-107112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137853" calcext:value-type="float">
            <text:p>13785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695500" calcext:value-type="float">
            <text:p>16695500</text:p>
          </table:table-cell>
          <table:table-cell office:value-type="float" office:value="30450.1" calcext:value-type="float">
            <text:p>30450.1</text:p>
          </table:table-cell>
          <table:table-cell office:value-type="float" office:value="222937" calcext:value-type="float">
            <text:p>222937</text:p>
          </table:table-cell>
          <table:table-cell office:value-type="float" office:value="1108120" calcext:value-type="float">
            <text:p>1108120</text:p>
          </table:table-cell>
          <table:table-cell office:value-type="float" office:value="257803" calcext:value-type="float">
            <text:p>257803</text:p>
          </table:table-cell>
          <table:table-cell office:value-type="float" office:value="818502" calcext:value-type="float">
            <text:p>8185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555800" calcext:value-type="float">
            <text:p>26555800</text:p>
          </table:table-cell>
          <table:table-cell office:value-type="float" office:value="32307.2" calcext:value-type="float">
            <text:p>32307.2</text:p>
          </table:table-cell>
          <table:table-cell office:value-type="float" office:value="226343" calcext:value-type="float">
            <text:p>226343</text:p>
          </table:table-cell>
          <table:table-cell office:value-type="float" office:value="2578010" calcext:value-type="float">
            <text:p>2578010</text:p>
          </table:table-cell>
          <table:table-cell office:value-type="float" office:value="508545" calcext:value-type="float">
            <text:p>508545</text:p>
          </table:table-cell>
          <table:table-cell office:value-type="float" office:value="587.408" calcext:value-type="float">
            <text:p>587.4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07" calcext:value-type="float">
            <text:p>1607</text:p>
          </table:table-cell>
          <table:table-cell office:value-type="float" office:value="-71543900" calcext:value-type="float">
            <text:p>-71543900</text:p>
          </table:table-cell>
          <table:table-cell office:value-type="float" office:value="-74518500" calcext:value-type="float">
            <text:p>-74518500</text:p>
          </table:table-cell>
          <table:table-cell office:value-type="float" office:value="-71727300" calcext:value-type="float">
            <text:p>-717273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pmcvar approximation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lambda01</text:p>
          </table:table-cell>
          <table:table-cell office:value-type="float" office:value="1" calcext:value-type="float">
            <text:p>1</text:p>
          </table:table-cell>
          <table:table-cell office:value-type="float" office:value="-2436870" calcext:value-type="float">
            <text:p>-243687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313625" calcext:value-type="float">
            <text:p>31362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0468100" calcext:value-type="float">
            <text:p>30468100</text:p>
          </table:table-cell>
          <table:table-cell office:value-type="float" office:value="30887.9" calcext:value-type="float">
            <text:p>30887.9</text:p>
          </table:table-cell>
          <table:table-cell office:value-type="float" office:value="224406" calcext:value-type="float">
            <text:p>224406</text:p>
          </table:table-cell>
          <table:table-cell office:value-type="float" office:value="201199" calcext:value-type="float">
            <text:p>201199</text:p>
          </table:table-cell>
          <table:table-cell office:value-type="float" office:value="88324.4" calcext:value-type="float">
            <text:p>88324.4</text:p>
          </table:table-cell>
          <table:table-cell office:value-type="float" office:value="280551" calcext:value-type="float">
            <text:p>2805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35766000" calcext:value-type="float">
            <text:p>-235766000</text:p>
          </table:table-cell>
          <table:table-cell office:value-type="float" office:value="32950.9" calcext:value-type="float">
            <text:p>32950.9</text:p>
          </table:table-cell>
          <table:table-cell office:value-type="float" office:value="227466" calcext:value-type="float">
            <text:p>227466</text:p>
          </table:table-cell>
          <table:table-cell office:value-type="float" office:value="225974000" calcext:value-type="float">
            <text:p>225974000</text:p>
          </table:table-cell>
          <table:table-cell office:value-type="float" office:value="80208.7" calcext:value-type="float">
            <text:p>80208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70" calcext:value-type="float">
            <text:p>1470</text:p>
          </table:table-cell>
          <table:table-cell office:value-type="float" office:value="-34409100" calcext:value-type="float">
            <text:p>-34409100</text:p>
          </table:table-cell>
          <table:table-cell office:value-type="float" office:value="13022700000" calcext:value-type="float">
            <text:p>13022700000</text:p>
          </table:table-cell>
          <table:table-cell office:value-type="float" office:value="34422900000" calcext:value-type="float">
            <text:p>344229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sted ? Approximation</text:p>
          </table:table-cell>
          <table:table-cell/>
          <table:table-cell table:style-name="ce1" office:value-type="string" calcext:value-type="string">
            <text:p>Lower bound not improving, stopping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ntinous snad s martingalama hází spoustu arbitráže 19.2.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lambda01</text:p>
          </table:table-cell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7758510000000" calcext:value-type="float">
            <text:p>-7758510000000</text:p>
          </table:table-cell>
          <table:table-cell office:value-type="float" office:value="30690.9" calcext:value-type="float">
            <text:p>30690.9</text:p>
          </table:table-cell>
          <table:table-cell office:value-type="float" office:value="222804" calcext:value-type="float">
            <text:p>222804</text:p>
          </table:table-cell>
          <table:table-cell office:value-type="float" office:value="293013000000" calcext:value-type="float">
            <text:p>293013000000</text:p>
          </table:table-cell>
          <table:table-cell office:value-type="float" office:value="390285000000" calcext:value-type="float">
            <text:p>390285000000</text:p>
          </table:table-cell>
          <table:table-cell office:value-type="float" office:value="416989000000" calcext:value-type="float">
            <text:p>416989000000</text:p>
          </table:table-cell>
          <table:table-cell office:value-type="float" office:value="40000000000" calcext:value-type="float">
            <text:p>400000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000000000" calcext:value-type="float">
            <text:p>238000000000</text:p>
          </table:table-cell>
          <table:table-cell office:value-type="float" office:value="64000000000" calcext:value-type="float">
            <text:p>6400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9570000000" calcext:value-type="float">
            <text:p>4259570000000</text:p>
          </table:table-cell>
          <table:table-cell office:value-type="float" office:value="32536.8" calcext:value-type="float">
            <text:p>32536.8</text:p>
          </table:table-cell>
          <table:table-cell office:value-type="float" office:value="226798" calcext:value-type="float">
            <text:p>226798</text:p>
          </table:table-cell>
          <table:table-cell office:value-type="float" office:value="380000000000" calcext:value-type="float">
            <text:p>380000000000</text:p>
          </table:table-cell>
          <table:table-cell office:value-type="float" office:value="435000000000" calcext:value-type="float">
            <text:p>435000000000</text:p>
          </table:table-cell>
          <table:table-cell office:value-type="float" office:value="159000000000" calcext:value-type="float">
            <text:p>159000000000</text:p>
          </table:table-cell>
          <table:table-cell office:value-type="float" office:value="109000000000" calcext:value-type="float">
            <text:p>109000000000</text:p>
          </table:table-cell>
          <table:table-cell office:value-type="float" office:value="55000000000" calcext:value-type="float">
            <text:p>550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8780000000" calcext:value-type="float">
            <text:p>7138780000000</text:p>
          </table:table-cell>
          <table:table-cell office:value-type="float" office:value="32781" calcext:value-type="float">
            <text:p>32781</text:p>
          </table:table-cell>
          <table:table-cell office:value-type="float" office:value="227535" calcext:value-type="float">
            <text:p>227535</text:p>
          </table:table-cell>
          <table:table-cell office:value-type="float" office:value="0" calcext:value-type="float">
            <text:p>0</text:p>
          </table:table-cell>
          <table:table-cell office:value-type="float" office:value="16485" calcext:value-type="float">
            <text:p>16485</text:p>
          </table:table-cell>
          <table:table-cell office:value-type="float" office:value="-1180570000000" calcext:value-type="float">
            <text:p>-1180570000000</text:p>
          </table:table-cell>
          <table:table-cell office:value-type="float" office:value="-948525000000" calcext:value-type="float">
            <text:p>-948525000000</text:p>
          </table:table-cell>
          <table:table-cell office:value-type="float" office:value="437223000000" calcext:value-type="float">
            <text:p>437223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rho 0.96</text:p>
          </table:table-cell>
          <table:table-cell office:value-type="string" calcext:value-type="string">
            <text:p><text:s/>martingal</text:p>
          </table:table-cell>
          <table:table-cell office:value-type="string" calcext:value-type="string">
            <text:p>stopped after max iteration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tto but with skeleton p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lambda01dsmall</text:p>
          </table:table-cell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9853500" calcext:value-type="float">
            <text:p>29853500</text:p>
          </table:table-cell>
          <table:table-cell office:value-type="float" office:value="31243.2" calcext:value-type="float">
            <text:p>31243.2</text:p>
          </table:table-cell>
          <table:table-cell office:value-type="float" office:value="224471" calcext:value-type="float">
            <text:p>224471</text:p>
          </table:table-cell>
          <table:table-cell office:value-type="float" office:value="0" calcext:value-type="float">
            <text:p>0</text:p>
          </table:table-cell>
          <table:table-cell office:value-type="float" office:value="7209.85" calcext:value-type="float">
            <text:p>7209.85</text:p>
          </table:table-cell>
          <table:table-cell office:value-type="float" office:value="117558" calcext:value-type="float">
            <text:p>1175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544600" calcext:value-type="float">
            <text:p>32544600</text:p>
          </table:table-cell>
          <table:table-cell office:value-type="float" office:value="32845.2" calcext:value-type="float">
            <text:p>32845.2</text:p>
          </table:table-cell>
          <table:table-cell office:value-type="float" office:value="227845" calcext:value-type="float">
            <text:p>227845</text:p>
          </table:table-cell>
          <table:table-cell office:value-type="float" office:value="0" calcext:value-type="float">
            <text:p>0</text:p>
          </table:table-cell>
          <table:table-cell office:value-type="float" office:value="53705.6" calcext:value-type="float">
            <text:p>53705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523300" calcext:value-type="float">
            <text:p>32523300</text:p>
          </table:table-cell>
          <table:table-cell office:value-type="float" office:value="32866.9" calcext:value-type="float">
            <text:p>32866.9</text:p>
          </table:table-cell>
          <table:table-cell office:value-type="float" office:value="227360" calcext:value-type="float">
            <text:p>227360</text:p>
          </table:table-cell>
          <table:table-cell office:value-type="float" office:value="0" calcext:value-type="float">
            <text:p>0</text:p>
          </table:table-cell>
          <table:table-cell office:value-type="float" office:value="5208" calcext:value-type="float">
            <text:p>5208</text:p>
          </table:table-cell>
          <table:table-cell office:value-type="float" office:value="-81644800" calcext:value-type="float">
            <text:p>-81644800</text:p>
          </table:table-cell>
          <table:table-cell office:value-type="float" office:value="-81902300" calcext:value-type="float">
            <text:p>-81902300</text:p>
          </table:table-cell>
          <table:table-cell office:value-type="float" office:value="-77077600" calcext:value-type="float">
            <text:p>-77077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rho 0.96</text:p>
          </table:table-cell>
          <table:table-cell office:value-type="string" calcext:value-type="string">
            <text:p><text:s/>martinga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tti but different stages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lambda01c</text:p>
          </table:table-cell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7194790000000" calcext:value-type="float">
            <text:p>-7194790000000</text:p>
          </table:table-cell>
          <table:table-cell office:value-type="float" office:value="30787.9" calcext:value-type="float">
            <text:p>30787.9</text:p>
          </table:table-cell>
          <table:table-cell office:value-type="float" office:value="223079" calcext:value-type="float">
            <text:p>223079</text:p>
          </table:table-cell>
          <table:table-cell office:value-type="float" office:value="271767000000" calcext:value-type="float">
            <text:p>271767000000</text:p>
          </table:table-cell>
          <table:table-cell office:value-type="float" office:value="382888000000" calcext:value-type="float">
            <text:p>382888000000</text:p>
          </table:table-cell>
          <table:table-cell office:value-type="float" office:value="375383000000" calcext:value-type="float">
            <text:p>375383000000</text:p>
          </table:table-cell>
          <table:table-cell office:value-type="float" office:value="31000000000" calcext:value-type="float">
            <text:p>310000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8000000000" calcext:value-type="float">
            <text:p>178000000000</text:p>
          </table:table-cell>
          <table:table-cell office:value-type="float" office:value="73000000000" calcext:value-type="float">
            <text:p>73000000000</text:p>
          </table:table-cell>
          <table:table-cell office:value-type="float" office:value="8000000000" calcext:value-type="float">
            <text:p>80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8170000000" calcext:value-type="float">
            <text:p>4028170000000</text:p>
          </table:table-cell>
          <table:table-cell office:value-type="float" office:value="32775.4" calcext:value-type="float">
            <text:p>32775.4</text:p>
          </table:table-cell>
          <table:table-cell office:value-type="float" office:value="226847" calcext:value-type="float">
            <text:p>226847</text:p>
          </table:table-cell>
          <table:table-cell office:value-type="float" office:value="245000000000" calcext:value-type="float">
            <text:p>245000000000</text:p>
          </table:table-cell>
          <table:table-cell office:value-type="float" office:value="321001000000" calcext:value-type="float">
            <text:p>321001000000</text:p>
          </table:table-cell>
          <table:table-cell office:value-type="float" office:value="48000000000" calcext:value-type="float">
            <text:p>48000000000</text:p>
          </table:table-cell>
          <table:table-cell office:value-type="float" office:value="42000000000" calcext:value-type="float">
            <text:p>42000000000</text:p>
          </table:table-cell>
          <table:table-cell office:value-type="float" office:value="20000000000" calcext:value-type="float">
            <text:p>200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1120000000" calcext:value-type="float">
            <text:p>5191120000000</text:p>
          </table:table-cell>
          <table:table-cell office:value-type="float" office:value="33693.4" calcext:value-type="float">
            <text:p>33693.4</text:p>
          </table:table-cell>
          <table:table-cell office:value-type="float" office:value="229546" calcext:value-type="float">
            <text:p>229546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  <table:table-cell office:value-type="float" office:value="-706110000000" calcext:value-type="float">
            <text:p>-706110000000</text:p>
          </table:table-cell>
          <table:table-cell office:value-type="float" office:value="-252678000000" calcext:value-type="float">
            <text:p>-252678000000</text:p>
          </table:table-cell>
          <table:table-cell office:value-type="float" office:value="856725000000" calcext:value-type="float">
            <text:p>856725000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rho 0.96</text:p>
          </table:table-cell>
          <table:table-cell office:value-type="string" calcext:value-type="string">
            <text:p><text:s/>martinga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relim d</text:p>
          </table:table-cell>
          <table:table-cell table:number-columns-repeated="112"/>
        </table:table-row>
        <table:table-row table:style-name="ro1">
          <table:table-cell table:style-name="ce3" office:value-type="string" calcext:value-type="string">
            <text:p>prelim01d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-7137680" calcext:value-type="float">
            <text:p>-7137680</text:p>
          </table:table-cell>
          <table:table-cell table:style-name="ce3" office:value-type="float" office:value="33735.4" calcext:value-type="float">
            <text:p>33735.4</text:p>
          </table:table-cell>
          <table:table-cell table:style-name="ce3" office:value-type="float" office:value="246974" calcext:value-type="float">
            <text:p>2469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84101" calcext:value-type="float">
            <text:p>98410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7117700" calcext:value-type="float">
            <text:p>37117700</text:p>
          </table:table-cell>
          <table:table-cell table:style-name="ce3" office:value-type="float" office:value="31354.5" calcext:value-type="float">
            <text:p>31354.5</text:p>
          </table:table-cell>
          <table:table-cell table:style-name="ce3" office:value-type="float" office:value="223904" calcext:value-type="float">
            <text:p>223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15.6" calcext:value-type="float">
            <text:p>22115.6</text:p>
          </table:table-cell>
          <table:table-cell table:style-name="ce3" office:value-type="float" office:value="105782" calcext:value-type="float">
            <text:p>10578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33031900" calcext:value-type="float">
            <text:p>33031900</text:p>
          </table:table-cell>
          <table:table-cell table:style-name="ce3" office:value-type="float" office:value="33053.6" calcext:value-type="float">
            <text:p>33053.6</text:p>
          </table:table-cell>
          <table:table-cell table:style-name="ce3" office:value-type="float" office:value="227199" calcext:value-type="float">
            <text:p>227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73.2" calcext:value-type="float">
            <text:p>43873.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3381800" calcext:value-type="float">
            <text:p>33381800</text:p>
          </table:table-cell>
          <table:table-cell table:style-name="ce3" office:value-type="float" office:value="33821.7" calcext:value-type="float">
            <text:p>33821.7</text:p>
          </table:table-cell>
          <table:table-cell table:style-name="ce3" office:value-type="float" office:value="230490" calcext:value-type="float">
            <text:p>230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2" calcext:value-type="float">
            <text:p>6322</text:p>
          </table:table-cell>
          <table:table-cell table:style-name="ce3" office:value-type="float" office:value="-81857800" calcext:value-type="float">
            <text:p>-81857800</text:p>
          </table:table-cell>
          <table:table-cell table:style-name="ce3" office:value-type="float" office:value="-79687700" calcext:value-type="float">
            <text:p>-79687700</text:p>
          </table:table-cell>
          <table:table-cell table:style-name="ce3" office:value-type="float" office:value="-75591200" calcext:value-type="float">
            <text:p>-75591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arrho 0.96 - martingal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dtto po reformulaci</text:p>
          </table:table-cell>
          <table:table-cell table:style-name="ce3" table:number-columns-repeated="61"/>
          <table:table-cell table:number-columns-repeated="51"/>
        </table:table-row>
        <table:table-row table:style-name="ro1">
          <table:table-cell table:style-name="ce3" table:number-columns-repeated="62"/>
          <table:table-cell table:number-columns-repeated="51"/>
        </table:table-row>
        <table:table-row table:style-name="ro1">
          <table:table-cell table:style-name="ce3" office:value-type="string" calcext:value-type="string">
            <text:p>prelim01dref</text:p>
          </table:table-cell>
          <table:table-cell office:value-type="float" office:value="0.1" calcext:value-type="float">
            <text:p>0.1</text:p>
          </table:table-cell>
          <table:table-cell office:value-type="float" office:value="-7137680" calcext:value-type="float">
            <text:p>-713768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4101" calcext:value-type="float">
            <text:p>9841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7065700" calcext:value-type="float">
            <text:p>37065700</text:p>
          </table:table-cell>
          <table:table-cell office:value-type="float" office:value="31365.2" calcext:value-type="float">
            <text:p>31365.2</text:p>
          </table:table-cell>
          <table:table-cell office:value-type="float" office:value="224985" calcext:value-type="float">
            <text:p>224985</text:p>
          </table:table-cell>
          <table:table-cell office:value-type="float" office:value="92767.4" calcext:value-type="float">
            <text:p>92767.4</text:p>
          </table:table-cell>
          <table:table-cell office:value-type="float" office:value="0" calcext:value-type="float">
            <text:p>0</text:p>
          </table:table-cell>
          <table:table-cell office:value-type="float" office:value="22876.9" calcext:value-type="float">
            <text:p>22876.9</text:p>
          </table:table-cell>
          <table:table-cell office:value-type="float" office:value="95727.8" calcext:value-type="float">
            <text:p>95727.8</text:p>
          </table:table-cell>
          <table:table-cell office:value-type="float" office:value="-961224" calcext:value-type="float">
            <text:p>-961224</text:p>
          </table:table-cell>
          <table:table-cell office:value-type="float" office:value="95727.8" calcext:value-type="float">
            <text:p>95727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3020600" calcext:value-type="float">
            <text:p>33020600</text:p>
          </table:table-cell>
          <table:table-cell office:value-type="float" office:value="33133.7" calcext:value-type="float">
            <text:p>33133.7</text:p>
          </table:table-cell>
          <table:table-cell office:value-type="float" office:value="227450" calcext:value-type="float">
            <text:p>227450</text:p>
          </table:table-cell>
          <table:table-cell office:value-type="float" office:value="75017.6" calcext:value-type="float">
            <text:p>75017.6</text:p>
          </table:table-cell>
          <table:table-cell office:value-type="float" office:value="0" calcext:value-type="float">
            <text:p>0</text:p>
          </table:table-cell>
          <table:table-cell office:value-type="float" office:value="41673" calcext:value-type="float">
            <text:p>41673</text:p>
          </table:table-cell>
          <table:table-cell office:value-type="float" office:value="-54054.8" calcext:value-type="float">
            <text:p>-54054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491100" calcext:value-type="float">
            <text:p>33491100</text:p>
          </table:table-cell>
          <table:table-cell office:value-type="float" office:value="33906.8" calcext:value-type="float">
            <text:p>33906.8</text:p>
          </table:table-cell>
          <table:table-cell office:value-type="float" office:value="230432" calcext:value-type="float">
            <text:p>230432</text:p>
          </table:table-cell>
          <table:table-cell office:value-type="float" office:value="61874.5" calcext:value-type="float">
            <text:p>61874.5</text:p>
          </table:table-cell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-81857800" calcext:value-type="float">
            <text:p>-81857800</text:p>
          </table:table-cell>
          <table:table-cell office:value-type="float" office:value="-83210300" calcext:value-type="float">
            <text:p>-83210300</text:p>
          </table:table-cell>
          <table:table-cell office:value-type="float" office:value="-78938000" calcext:value-type="float">
            <text:p>-78938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rho 0.96 - martingal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e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e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d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e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d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de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lim01d5a</text:p>
          </table:table-cell>
          <table:table-cell office:value-type="float" office:value="0.1" calcext:value-type="float">
            <text:p>0.1</text:p>
          </table:table-cell>
          <table:table-cell office:value-type="float" office:value="-5677870" calcext:value-type="float">
            <text:p>-567787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832" calcext:value-type="float">
            <text:p>7828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844300" calcext:value-type="float">
            <text:p>32844300</text:p>
          </table:table-cell>
          <table:table-cell office:value-type="float" office:value="30753.3" calcext:value-type="float">
            <text:p>30753.3</text:p>
          </table:table-cell>
          <table:table-cell office:value-type="float" office:value="223574" calcext:value-type="float">
            <text:p>223574</text:p>
          </table:table-cell>
          <table:table-cell office:value-type="float" office:value="91356.3" calcext:value-type="float">
            <text:p>91356.3</text:p>
          </table:table-cell>
          <table:table-cell office:value-type="float" office:value="0" calcext:value-type="float">
            <text:p>0</text:p>
          </table:table-cell>
          <table:table-cell office:value-type="float" office:value="125435" calcext:value-type="float">
            <text:p>125435</text:p>
          </table:table-cell>
          <table:table-cell office:value-type="float" office:value="329030" calcext:value-type="float">
            <text:p>329030</text:p>
          </table:table-cell>
          <table:table-cell office:value-type="float" office:value="-657397" calcext:value-type="float">
            <text:p>-657397</text:p>
          </table:table-cell>
          <table:table-cell office:value-type="float" office:value="329030" calcext:value-type="float">
            <text:p>3290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723700" calcext:value-type="float">
            <text:p>34723700</text:p>
          </table:table-cell>
          <table:table-cell office:value-type="float" office:value="32802.7" calcext:value-type="float">
            <text:p>32802.7</text:p>
          </table:table-cell>
          <table:table-cell office:value-type="float" office:value="225540" calcext:value-type="float">
            <text:p>225540</text:p>
          </table:table-cell>
          <table:table-cell office:value-type="float" office:value="-29450.2" calcext:value-type="float">
            <text:p>-29450.2</text:p>
          </table:table-cell>
          <table:table-cell office:value-type="float" office:value="0" calcext:value-type="float">
            <text:p>0</text:p>
          </table:table-cell>
          <table:table-cell office:value-type="float" office:value="95127.1" calcext:value-type="float">
            <text:p>95127.1</text:p>
          </table:table-cell>
          <table:table-cell office:value-type="float" office:value="-233903" calcext:value-type="float">
            <text:p>-233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76100" calcext:value-type="float">
            <text:p>33476100</text:p>
          </table:table-cell>
          <table:table-cell office:value-type="float" office:value="33714.9" calcext:value-type="float">
            <text:p>33714.9</text:p>
          </table:table-cell>
          <table:table-cell office:value-type="float" office:value="230677" calcext:value-type="float">
            <text:p>230677</text:p>
          </table:table-cell>
          <table:table-cell office:value-type="float" office:value="8665.46" calcext:value-type="float">
            <text:p>8665.46</text:p>
          </table:table-cell>
          <table:table-cell office:value-type="float" office:value="0" calcext:value-type="float">
            <text:p>0</text:p>
          </table:table-cell>
          <table:table-cell office:value-type="float" office:value="7127" calcext:value-type="float">
            <text:p>7127</text:p>
          </table:table-cell>
          <table:table-cell office:value-type="float" office:value="-81347400" calcext:value-type="float">
            <text:p>-81347400</text:p>
          </table:table-cell>
          <table:table-cell office:value-type="float" office:value="-80705900" calcext:value-type="float">
            <text:p>-80705900</text:p>
          </table:table-cell>
          <table:table-cell office:value-type="float" office:value="-76419800" calcext:value-type="float">
            <text:p>-764198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rrho 0.96 - martingal</text:p>
          </table:table-cell>
          <table:table-cell table:number-columns-repeated="56"/>
        </table:table-row>
        <table:table-row table:style-name="ro1">
          <table:table-cell table:number-columns-repeated="113"/>
        </table:table-row>
        <table:table-row table:style-name="ro1">
          <table:table-cell office:value-type="string" calcext:value-type="string">
            <text:p>grid T=1 bez ioty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1(3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w_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0n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877722" calcext:value-type="float">
            <text:p>-877722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067" calcext:value-type="float">
            <text:p>1170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447" calcext:value-type="float">
            <text:p>182447</text:p>
          </table:table-cell>
          <table:table-cell office:value-type="float" office:value="31795.2" calcext:value-type="float">
            <text:p>31795.2</text:p>
          </table:table-cell>
          <table:table-cell office:value-type="float" office:value="226453" calcext:value-type="float">
            <text:p>226453</text:p>
          </table:table-cell>
          <table:table-cell office:value-type="float" office:value="-22832.3" calcext:value-type="float">
            <text:p>-2283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5531" calcext:value-type="float">
            <text:p>735531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0.5n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-824754" calcext:value-type="float">
            <text:p>-824754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002" calcext:value-type="float">
            <text:p>110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053" calcext:value-type="float">
            <text:p>125053</text:p>
          </table:table-cell>
          <table:table-cell office:value-type="float" office:value="31849.4" calcext:value-type="float">
            <text:p>31849.4</text:p>
          </table:table-cell>
          <table:table-cell office:value-type="float" office:value="226493" calcext:value-type="float">
            <text:p>226493</text:p>
          </table:table-cell>
          <table:table-cell office:value-type="float" office:value="-15727.6" calcext:value-type="float">
            <text:p>-1572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24210" calcext:value-type="float">
            <text:p>724210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1n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696879" calcext:value-type="float">
            <text:p>-69687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946.9" calcext:value-type="float">
            <text:p>92946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1929" calcext:value-type="float">
            <text:p>0.331929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0.042629" calcext:value-type="float">
            <text:p>-0.04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696878" calcext:value-type="float">
            <text:p>696878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0n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-884859" calcext:value-type="float">
            <text:p>-88485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019" calcext:value-type="float">
            <text:p>118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22" calcext:value-type="float">
            <text:p>178122</text:p>
          </table:table-cell>
          <table:table-cell office:value-type="float" office:value="31888.1" calcext:value-type="float">
            <text:p>31888.1</text:p>
          </table:table-cell>
          <table:table-cell office:value-type="float" office:value="227398" calcext:value-type="float">
            <text:p>227398</text:p>
          </table:table-cell>
          <table:table-cell office:value-type="float" office:value="-22839.3" calcext:value-type="float">
            <text:p>-2283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898329" calcext:value-type="float">
            <text:p>898329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0.5n5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829801" calcext:value-type="float">
            <text:p>-829801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675" calcext:value-type="float">
            <text:p>1106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9167" calcext:value-type="float">
            <text:p>129167</text:p>
          </table:table-cell>
          <table:table-cell office:value-type="float" office:value="31859.6" calcext:value-type="float">
            <text:p>31859.6</text:p>
          </table:table-cell>
          <table:table-cell office:value-type="float" office:value="226997" calcext:value-type="float">
            <text:p>226997</text:p>
          </table:table-cell>
          <table:table-cell office:value-type="float" office:value="-15896.1" calcext:value-type="float">
            <text:p>-1589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839325" calcext:value-type="float">
            <text:p>839325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1n5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-696884" calcext:value-type="float">
            <text:p>-696884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947.6" calcext:value-type="float">
            <text:p>92947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90263" calcext:value-type="float">
            <text:p>5.90263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0.751492" calcext:value-type="float">
            <text:p>-0.75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96880" calcext:value-type="float">
            <text:p>696880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0n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84859" calcext:value-type="float">
            <text:p>-88485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019" calcext:value-type="float">
            <text:p>118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808" calcext:value-type="float">
            <text:p>202808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4872" calcext:value-type="float">
            <text:p>224872</text:p>
          </table:table-cell>
          <table:table-cell office:value-type="float" office:value="-25365.3" calcext:value-type="float">
            <text:p>-2536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061120" calcext:value-type="float">
            <text:p>1061120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0.5n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829801" calcext:value-type="float">
            <text:p>-829801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675" calcext:value-type="float">
            <text:p>1106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881" calcext:value-type="float">
            <text:p>135881</text:p>
          </table:table-cell>
          <table:table-cell office:value-type="float" office:value="31874.9" calcext:value-type="float">
            <text:p>31874.9</text:p>
          </table:table-cell>
          <table:table-cell office:value-type="float" office:value="225995" calcext:value-type="float">
            <text:p>225995</text:p>
          </table:table-cell>
          <table:table-cell office:value-type="float" office:value="-16898.3" calcext:value-type="float">
            <text:p>-1689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954434" calcext:value-type="float">
            <text:p>954434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1n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96878" calcext:value-type="float">
            <text:p>-696878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946.8" calcext:value-type="float">
            <text:p>92946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71" calcext:value-type="float">
            <text:p>-0.471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0.0602831" calcext:value-type="float">
            <text:p>0.0602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696881" calcext:value-type="float">
            <text:p>696881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table:number-columns-repeated="113"/>
        </table:table-row>
        <table:table-row table:style-name="ro1">
          <table:table-cell office:value-type="string" calcext:value-type="string">
            <text:p>dtto s iotou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1(3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w_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0n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027070" calcext:value-type="float">
            <text:p>-102707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986" calcext:value-type="float">
            <text:p>1369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5529" calcext:value-type="float">
            <text:p>345529</text:p>
          </table:table-cell>
          <table:table-cell office:value-type="float" office:value="31575.9" calcext:value-type="float">
            <text:p>31575.9</text:p>
          </table:table-cell>
          <table:table-cell office:value-type="float" office:value="225163" calcext:value-type="float">
            <text:p>225163</text:p>
          </table:table-cell>
          <table:table-cell office:value-type="float" office:value="-44041.8" calcext:value-type="float">
            <text:p>-44041.8</text:p>
          </table:table-cell>
          <table:table-cell office:value-type="float" office:value="0" calcext:value-type="float">
            <text:p>0</text:p>
          </table:table-cell>
          <table:table-cell office:value-type="float" office:value="655.225" calcext:value-type="float">
            <text:p>655.22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39936" calcext:value-type="float">
            <text:p>739936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0.5n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-943208" calcext:value-type="float">
            <text:p>-943208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801" calcext:value-type="float">
            <text:p>1258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6794" calcext:value-type="float">
            <text:p>246794</text:p>
          </table:table-cell>
          <table:table-cell office:value-type="float" office:value="31768.2" calcext:value-type="float">
            <text:p>31768.2</text:p>
          </table:table-cell>
          <table:table-cell office:value-type="float" office:value="225979" calcext:value-type="float">
            <text:p>225979</text:p>
          </table:table-cell>
          <table:table-cell office:value-type="float" office:value="-32040.1" calcext:value-type="float">
            <text:p>-32040.1</text:p>
          </table:table-cell>
          <table:table-cell office:value-type="float" office:value="0" calcext:value-type="float">
            <text:p>0</text:p>
          </table:table-cell>
          <table:table-cell office:value-type="float" office:value="776.363" calcext:value-type="float">
            <text:p>776.36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727692" calcext:value-type="float">
            <text:p>727692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1n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750283" calcext:value-type="float">
            <text:p>-750283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70" calcext:value-type="float">
            <text:p>1000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332.1" calcext:value-type="float">
            <text:p>55332.1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7122.93" calcext:value-type="float">
            <text:p>-7122.93</text:p>
          </table:table-cell>
          <table:table-cell office:value-type="float" office:value="0" calcext:value-type="float">
            <text:p>0</text:p>
          </table:table-cell>
          <table:table-cell office:value-type="float" office:value="885.38" calcext:value-type="float">
            <text:p>885.3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700807" calcext:value-type="float">
            <text:p>700807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0n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-953569" calcext:value-type="float">
            <text:p>-95356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183" calcext:value-type="float">
            <text:p>1271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0167" calcext:value-type="float">
            <text:p>260167</text:p>
          </table:table-cell>
          <table:table-cell office:value-type="float" office:value="31836.4" calcext:value-type="float">
            <text:p>31836.4</text:p>
          </table:table-cell>
          <table:table-cell office:value-type="float" office:value="225416" calcext:value-type="float">
            <text:p>225416</text:p>
          </table:table-cell>
          <table:table-cell office:value-type="float" office:value="-33984.9" calcext:value-type="float">
            <text:p>-33984.9</text:p>
          </table:table-cell>
          <table:table-cell office:value-type="float" office:value="0" calcext:value-type="float">
            <text:p>0</text:p>
          </table:table-cell>
          <table:table-cell office:value-type="float" office:value="1580.93" calcext:value-type="float">
            <text:p>1580.93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914782" calcext:value-type="float">
            <text:p>914782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0.5n5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882739" calcext:value-type="float">
            <text:p>-88273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736" calcext:value-type="float">
            <text:p>1177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671" calcext:value-type="float">
            <text:p>184671</text:p>
          </table:table-cell>
          <table:table-cell office:value-type="float" office:value="31908.5" calcext:value-type="float">
            <text:p>31908.5</text:p>
          </table:table-cell>
          <table:table-cell office:value-type="float" office:value="226597" calcext:value-type="float">
            <text:p>226597</text:p>
          </table:table-cell>
          <table:table-cell office:value-type="float" office:value="-23357.2" calcext:value-type="float">
            <text:p>-23357.2</text:p>
          </table:table-cell>
          <table:table-cell office:value-type="float" office:value="0" calcext:value-type="float">
            <text:p>0</text:p>
          </table:table-cell>
          <table:table-cell office:value-type="float" office:value="1567.83" calcext:value-type="float">
            <text:p>1567.8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852281" calcext:value-type="float">
            <text:p>852281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1n5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-696877" calcext:value-type="float">
            <text:p>-696877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946.7" calcext:value-type="float">
            <text:p>92946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12661" calcext:value-type="float">
            <text:p>-1.12661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0.145228" calcext:value-type="float">
            <text:p>0.145228</text:p>
          </table:table-cell>
          <table:table-cell office:value-type="float" office:value="0" calcext:value-type="float">
            <text:p>0</text:p>
          </table:table-cell>
          <table:table-cell office:value-type="float" office:value="7539.32" calcext:value-type="float">
            <text:p>7539.3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704117" calcext:value-type="float">
            <text:p>704117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0n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53569" calcext:value-type="float">
            <text:p>-95356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183" calcext:value-type="float">
            <text:p>1271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3084" calcext:value-type="float">
            <text:p>253084</text:p>
          </table:table-cell>
          <table:table-cell office:value-type="float" office:value="31977.5" calcext:value-type="float">
            <text:p>31977.5</text:p>
          </table:table-cell>
          <table:table-cell office:value-type="float" office:value="227364" calcext:value-type="float">
            <text:p>227364</text:p>
          </table:table-cell>
          <table:table-cell office:value-type="float" office:value="-32036.9" calcext:value-type="float">
            <text:p>-32036.9</text:p>
          </table:table-cell>
          <table:table-cell office:value-type="float" office:value="0" calcext:value-type="float">
            <text:p>0</text:p>
          </table:table-cell>
          <table:table-cell office:value-type="float" office:value="1864.33" calcext:value-type="float">
            <text:p>1864.3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1089260" calcext:value-type="float">
            <text:p>1089260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0.5n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878386" calcext:value-type="float">
            <text:p>-878386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156" calcext:value-type="float">
            <text:p>1171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151" calcext:value-type="float">
            <text:p>182151</text:p>
          </table:table-cell>
          <table:table-cell office:value-type="float" office:value="31783.4" calcext:value-type="float">
            <text:p>31783.4</text:p>
          </table:table-cell>
          <table:table-cell office:value-type="float" office:value="226072" calcext:value-type="float">
            <text:p>226072</text:p>
          </table:table-cell>
          <table:table-cell office:value-type="float" office:value="-23301.7" calcext:value-type="float">
            <text:p>-23301.7</text:p>
          </table:table-cell>
          <table:table-cell office:value-type="float" office:value="0" calcext:value-type="float">
            <text:p>0</text:p>
          </table:table-cell>
          <table:table-cell office:value-type="float" office:value="1771.22" calcext:value-type="float">
            <text:p>1771.2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976455" calcext:value-type="float">
            <text:p>976455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1n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96881" calcext:value-type="float">
            <text:p>-696881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947.3" calcext:value-type="float">
            <text:p>92947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5639" calcext:value-type="float">
            <text:p>3.25639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0.414854" calcext:value-type="float">
            <text:p>-0.414854</text:p>
          </table:table-cell>
          <table:table-cell office:value-type="float" office:value="0" calcext:value-type="float">
            <text:p>0</text:p>
          </table:table-cell>
          <table:table-cell office:value-type="float" office:value="7538.66" calcext:value-type="float">
            <text:p>7538.6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704119" calcext:value-type="float">
            <text:p>704119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table:number-columns-repeated="113"/>
        </table:table-row>
        <table:table-row table:style-name="ro1">
          <table:table-cell office:value-type="string" calcext:value-type="string">
            <text:p>T=3 s iotou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1(3)_0</text:p>
          </table:table-cell>
          <table:table-cell office:value-type="string" calcext:value-type="string">
            <text:p>psi2(1)_0</text:p>
          </table:table-cell>
          <table:table-cell office:value-type="string" calcext:value-type="string">
            <text:p>psi2(2)_0</text:p>
          </table:table-cell>
          <table:table-cell office:value-type="string" calcext:value-type="string">
            <text:p>psi2(3)_0</text:p>
          </table:table-cell>
          <table:table-cell office:value-type="string" calcext:value-type="string">
            <text:p>psi3(1)_0</text:p>
          </table:table-cell>
          <table:table-cell office:value-type="string" calcext:value-type="string">
            <text:p>psi3(2)_0</text:p>
          </table:table-cell>
          <table:table-cell office:value-type="string" calcext:value-type="string">
            <text:p>psi3(3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xf_1</text:p>
          </table:table-cell>
          <table:table-cell office:value-type="string" calcext:value-type="string">
            <text:p>yf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d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psi2(1)_1</text:p>
          </table:table-cell>
          <table:table-cell office:value-type="string" calcext:value-type="string">
            <text:p>psi2(2)_1</text:p>
          </table:table-cell>
          <table:table-cell office:value-type="string" calcext:value-type="string">
            <text:p>psi2(3)_1</text:p>
          </table:table-cell>
          <table:table-cell office:value-type="string" calcext:value-type="string">
            <text:p>psi3(1)_1</text:p>
          </table:table-cell>
          <table:table-cell office:value-type="string" calcext:value-type="string">
            <text:p>psi3(2)_1</text:p>
          </table:table-cell>
          <table:table-cell office:value-type="string" calcext:value-type="string">
            <text:p>psi3(3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s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xf_2</text:p>
          </table:table-cell>
          <table:table-cell office:value-type="string" calcext:value-type="string">
            <text:p>yf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d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psi3(1)_2</text:p>
          </table:table-cell>
          <table:table-cell office:value-type="string" calcext:value-type="string">
            <text:p>psi3(2)_2</text:p>
          </table:table-cell>
          <table:table-cell office:value-type="string" calcext:value-type="string">
            <text:p>psi3(3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ds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w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xlambda0.1omega0n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3255720" calcext:value-type="float">
            <text:p>-325572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5996" calcext:value-type="float">
            <text:p>345996</text:p>
          </table:table-cell>
          <table:table-cell office:value-type="float" office:value="91215.2" calcext:value-type="float">
            <text:p>91215.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65633" calcext:value-type="float">
            <text:p>865633</text:p>
          </table:table-cell>
          <table:table-cell office:value-type="float" office:value="31566.2" calcext:value-type="float">
            <text:p>31566.2</text:p>
          </table:table-cell>
          <table:table-cell office:value-type="float" office:value="225179" calcext:value-type="float">
            <text:p>225179</text:p>
          </table:table-cell>
          <table:table-cell office:value-type="float" office:value="-253035" calcext:value-type="float">
            <text:p>-253035</text:p>
          </table:table-cell>
          <table:table-cell office:value-type="float" office:value="0" calcext:value-type="float">
            <text:p>0</text:p>
          </table:table-cell>
          <table:table-cell office:value-type="float" office:value="865633" calcext:value-type="float">
            <text:p>865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803" calcext:value-type="float">
            <text:p>167803</text:p>
          </table:table-cell>
          <table:table-cell office:value-type="float" office:value="72982.4" calcext:value-type="float">
            <text:p>72982.4</text:p>
          </table:table-cell>
          <table:table-cell office:value-type="float" office:value="76587.5" calcext:value-type="float">
            <text:p>76587.5</text:p>
          </table:table-cell>
          <table:table-cell office:value-type="float" office:value="72982.4" calcext:value-type="float">
            <text:p>72982.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2990.1" calcext:value-type="float">
            <text:p>52990.1</text:p>
          </table:table-cell>
          <table:table-cell office:value-type="float" office:value="33291.3" calcext:value-type="float">
            <text:p>33291.3</text:p>
          </table:table-cell>
          <table:table-cell office:value-type="float" office:value="228945" calcext:value-type="float">
            <text:p>228945</text:p>
          </table:table-cell>
          <table:table-cell office:value-type="float" office:value="-68064.8" calcext:value-type="float">
            <text:p>-68064.8</text:p>
          </table:table-cell>
          <table:table-cell office:value-type="float" office:value="347.467" calcext:value-type="float">
            <text:p>347.467</text:p>
          </table:table-cell>
          <table:table-cell office:value-type="float" office:value="954691" calcext:value-type="float">
            <text:p>954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69" calcext:value-type="float">
            <text:p>138169</text:p>
          </table:table-cell>
          <table:table-cell office:value-type="float" office:value="65186.6" calcext:value-type="float">
            <text:p>65186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8741" calcext:value-type="float">
            <text:p>298741</text:p>
          </table:table-cell>
          <table:table-cell office:value-type="float" office:value="33062.3" calcext:value-type="float">
            <text:p>33062.3</text:p>
          </table:table-cell>
          <table:table-cell office:value-type="float" office:value="227736" calcext:value-type="float">
            <text:p>227736</text:p>
          </table:table-cell>
          <table:table-cell office:value-type="float" office:value="-37665" calcext:value-type="float">
            <text:p>-37665</text:p>
          </table:table-cell>
          <table:table-cell office:value-type="float" office:value="0" calcext:value-type="float">
            <text:p>0</text:p>
          </table:table-cell>
          <table:table-cell office:value-type="float" office:value="14537.7" calcext:value-type="float">
            <text:p>14537.7</text:p>
          </table:table-cell>
          <table:table-cell office:value-type="float" office:value="10970" calcext:value-type="float">
            <text:p>10970</text:p>
          </table:table-cell>
          <table:table-cell office:value-type="float" office:value="2301830" calcext:value-type="float">
            <text:p>2301830</text:p>
          </table:table-cell>
          <table:table-cell office:value-type="float" office:value="2270290" calcext:value-type="float">
            <text:p>2270290</text:p>
          </table:table-cell>
          <table:table-cell office:value-type="float" office:value="2508590" calcext:value-type="float">
            <text:p>25085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tto bez yoty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1(3)_0</text:p>
          </table:table-cell>
          <table:table-cell office:value-type="string" calcext:value-type="string">
            <text:p>psi2(1)_0</text:p>
          </table:table-cell>
          <table:table-cell office:value-type="string" calcext:value-type="string">
            <text:p>psi2(2)_0</text:p>
          </table:table-cell>
          <table:table-cell office:value-type="string" calcext:value-type="string">
            <text:p>psi2(3)_0</text:p>
          </table:table-cell>
          <table:table-cell office:value-type="string" calcext:value-type="string">
            <text:p>psi3(1)_0</text:p>
          </table:table-cell>
          <table:table-cell office:value-type="string" calcext:value-type="string">
            <text:p>psi3(2)_0</text:p>
          </table:table-cell>
          <table:table-cell office:value-type="string" calcext:value-type="string">
            <text:p>psi3(3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xf_1</text:p>
          </table:table-cell>
          <table:table-cell office:value-type="string" calcext:value-type="string">
            <text:p>yf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d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psi2(1)_1</text:p>
          </table:table-cell>
          <table:table-cell office:value-type="string" calcext:value-type="string">
            <text:p>psi2(2)_1</text:p>
          </table:table-cell>
          <table:table-cell office:value-type="string" calcext:value-type="string">
            <text:p>psi2(3)_1</text:p>
          </table:table-cell>
          <table:table-cell office:value-type="string" calcext:value-type="string">
            <text:p>psi3(1)_1</text:p>
          </table:table-cell>
          <table:table-cell office:value-type="string" calcext:value-type="string">
            <text:p>psi3(2)_1</text:p>
          </table:table-cell>
          <table:table-cell office:value-type="string" calcext:value-type="string">
            <text:p>psi3(3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s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xf_2</text:p>
          </table:table-cell>
          <table:table-cell office:value-type="string" calcext:value-type="string">
            <text:p>yf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d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psi3(1)_2</text:p>
          </table:table-cell>
          <table:table-cell office:value-type="string" calcext:value-type="string">
            <text:p>psi3(2)_2</text:p>
          </table:table-cell>
          <table:table-cell office:value-type="string" calcext:value-type="string">
            <text:p>psi3(3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ds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w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xlambda0.1omega0n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2468930" calcext:value-type="float">
            <text:p>-246893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2181" calcext:value-type="float">
            <text:p>242181</text:p>
          </table:table-cell>
          <table:table-cell office:value-type="float" office:value="90053.6" calcext:value-type="float">
            <text:p>90053.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1209.2" calcext:value-type="float">
            <text:p>41209.2</text:p>
          </table:table-cell>
          <table:table-cell office:value-type="float" office:value="31775.7" calcext:value-type="float">
            <text:p>31775.7</text:p>
          </table:table-cell>
          <table:table-cell office:value-type="float" office:value="225691" calcext:value-type="float">
            <text:p>225691</text:p>
          </table:table-cell>
          <table:table-cell office:value-type="float" office:value="-148708" calcext:value-type="float">
            <text:p>-148708</text:p>
          </table:table-cell>
          <table:table-cell office:value-type="float" office:value="0" calcext:value-type="float">
            <text:p>0</text:p>
          </table:table-cell>
          <table:table-cell office:value-type="float" office:value="41209.2" calcext:value-type="float">
            <text:p>4120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39" calcext:value-type="float">
            <text:p>171239</text:p>
          </table:table-cell>
          <table:table-cell office:value-type="float" office:value="71701.7" calcext:value-type="float">
            <text:p>71701.7</text:p>
          </table:table-cell>
          <table:table-cell office:value-type="float" office:value="81185.1" calcext:value-type="float">
            <text:p>81185.1</text:p>
          </table:table-cell>
          <table:table-cell office:value-type="float" office:value="71701.7" calcext:value-type="float">
            <text:p>71701.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4676.3" calcext:value-type="float">
            <text:p>64676.3</text:p>
          </table:table-cell>
          <table:table-cell office:value-type="float" office:value="33261.7" calcext:value-type="float">
            <text:p>33261.7</text:p>
          </table:table-cell>
          <table:table-cell office:value-type="float" office:value="228670" calcext:value-type="float">
            <text:p>228670</text:p>
          </table:table-cell>
          <table:table-cell office:value-type="float" office:value="-72023.2" calcext:value-type="float">
            <text:p>-72023.2</text:p>
          </table:table-cell>
          <table:table-cell office:value-type="float" office:value="100.043" calcext:value-type="float">
            <text:p>100.043</text:p>
          </table:table-cell>
          <table:table-cell office:value-type="float" office:value="107603" calcext:value-type="float">
            <text:p>107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172" calcext:value-type="float">
            <text:p>139172</text:p>
          </table:table-cell>
          <table:table-cell office:value-type="float" office:value="67470.4" calcext:value-type="float">
            <text:p>6747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4586" calcext:value-type="float">
            <text:p>274586</text:p>
          </table:table-cell>
          <table:table-cell office:value-type="float" office:value="33066.4" calcext:value-type="float">
            <text:p>33066.4</text:p>
          </table:table-cell>
          <table:table-cell office:value-type="float" office:value="227567" calcext:value-type="float">
            <text:p>227567</text:p>
          </table:table-cell>
          <table:table-cell office:value-type="float" office:value="-38589.5" calcext:value-type="float">
            <text:p>-3858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1" calcext:value-type="float">
            <text:p>8751</text:p>
          </table:table-cell>
          <table:table-cell office:value-type="float" office:value="2251040" calcext:value-type="float">
            <text:p>2251040</text:p>
          </table:table-cell>
          <table:table-cell office:value-type="float" office:value="2241280" calcext:value-type="float">
            <text:p>2241280</text:p>
          </table:table-cell>
          <table:table-cell office:value-type="float" office:value="2284320" calcext:value-type="float">
            <text:p>22843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7:38:35.652876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27T20:11:20.317097976</dc:date>
    <meta:editing-duration>P1DT5H20M7S</meta:editing-duration>
    <meta:editing-cycles>15</meta:editing-cycles>
    <meta:document-statistic meta:table-count="1" meta:cell-count="2845" meta:object-count="0"/>
    <meta:user-defined meta:name="qrichtext">1</meta:user-defined>
  </office:meta>
</office:document-meta>
</file>